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6000001A9B1878D59EFB914CB.png" manifest:media-type="image/png"/>
  <manifest:file-entry manifest:full-path="Pictures/10000001000001990000035BF7EE68915CF6C198.png" manifest:media-type="image/png"/>
  <manifest:file-entry manifest:full-path="Pictures/10000001000001990000035BA08C80D64CFDF4E5.png" manifest:media-type="image/png"/>
  <manifest:file-entry manifest:full-path="Pictures/10000001000001990000035B26DF938086B9A8A7.png" manifest:media-type="image/png"/>
  <manifest:file-entry manifest:full-path="Pictures/10000001000001990000035B15D3A985ED35F3C7.png" manifest:media-type="image/png"/>
  <manifest:file-entry manifest:full-path="Pictures/10000001000001990000035B86A8E5278EA8A640.png" manifest:media-type="image/png"/>
  <manifest:file-entry manifest:full-path="Pictures/10000001000001990000035BD60DF3C1643EF430.png" manifest:media-type="image/png"/>
  <manifest:file-entry manifest:full-path="Pictures/10000001000001F4000001F4D16D6B0467C7EBDF.png" manifest:media-type="image/png"/>
  <manifest:file-entry manifest:full-path="Pictures/10000001000001990000035BF0D76DA0DC26CF18.png" manifest:media-type="image/png"/>
  <manifest:file-entry manifest:full-path="Pictures/1000000100000415000001F1A76D370A6EA97D75.png" manifest:media-type="image/png"/>
  <manifest:file-entry manifest:full-path="Pictures/10000001000001990000035BC5DED8791980A5FF.png" manifest:media-type="image/png"/>
  <manifest:file-entry manifest:full-path="Pictures/10000001000001D0000003D74A33CCACA3533610.png" manifest:media-type="image/png"/>
  <manifest:file-entry manifest:full-path="Pictures/10000001000001990000035BA16A42617DA7050F.png" manifest:media-type="image/png"/>
  <manifest:file-entry manifest:full-path="Pictures/10000001000001990000035BFC7D18C5BB109CE7.png" manifest:media-type="image/png"/>
  <manifest:file-entry manifest:full-path="Pictures/10000001000001990000035B24526D55CF503B73.png" manifest:media-type="image/png"/>
  <manifest:file-entry manifest:full-path="Pictures/10000001000001D1000003DB6D861DC865F85CD4.png" manifest:media-type="image/png"/>
  <manifest:file-entry manifest:full-path="Pictures/10000001000001990000035B502D4D32DA3D2731.png" manifest:media-type="image/png"/>
  <manifest:file-entry manifest:full-path="Pictures/10000001000001990000035B72A25E4762DEC79D.png" manifest:media-type="image/png"/>
  <manifest:file-entry manifest:full-path="Pictures/100000000000005E0000005E97C73913EA80AB1E.jpg" manifest:media-type="image/jpeg"/>
  <manifest:file-entry manifest:full-path="Pictures/10000001000001990000035B86C8D3E0F9BCBE1D.png" manifest:media-type="image/png"/>
  <manifest:file-entry manifest:full-path="Pictures/10000001000001990000035BD79F1C920E7E632B.png" manifest:media-type="image/png"/>
  <manifest:file-entry manifest:full-path="Pictures/10000001000001990000035B3D914247354D75B1.png" manifest:media-type="image/png"/>
  <manifest:file-entry manifest:full-path="Pictures/1000000100000376000001A9B58440D04E7B32D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arble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7cm, 1.05cm, 1.959cm, 1.15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5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5cm" fo:margin-bottom="0cm" fo:line-height="100%" fo:text-align="center" fo:text-indent="0cm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yecto Final</text:p>
          </draw:text-box>
        </draw:frame>
        <draw:frame draw:style-name="gr1" draw:text-style-name="P2" xml:id="id1" draw:id="id1" draw:layer="layout" svg:width="9.449cm" svg:height="8.999cm" svg:x="9.051cm" svg:y="4cm">
          <draw:image xlink:href="Pictures/10000001000001F4000001F4D16D6B0467C7EBDF.png" xlink:type="simple" xlink:show="embed" xlink:actuate="onLoad" draw:mime-type="image/png">
            <text:p/>
          </draw:image>
        </draw:frame>
        <draw:frame draw:style-name="gr2" draw:text-style-name="P4" draw:layer="layout" svg:width="25.5cm" svg:height="6.033cm" svg:x="1cm" svg:y="13.967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4" draw:text-style-name="P6" draw:layer="layout" svg:width="5.236cm" svg:height="11cm" svg:x="16.5cm" svg:y="2.5cm" presentation:class="graphic" presentation:user-transformed="true">
          <draw:image xlink:href="Pictures/10000001000001990000035BC5DED8791980A5FF.png" xlink:type="simple" xlink:show="embed" xlink:actuate="onLoad" draw:mime-type="image/png">
            <text:p/>
          </draw:image>
        </draw:frame>
        <draw:frame draw:style-name="gr5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5.236cm" svg:height="11cm" svg:x="21.861cm" svg:y="2.5cm">
          <draw:image xlink:href="Pictures/10000001000001990000035BD60DF3C1643EF4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6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6.604cm" svg:height="13.872cm" svg:x="13.396cm" svg:y="0.628cm">
          <draw:image xlink:href="Pictures/10000001000001990000035B86C8D3E0F9BCBE1D.png" xlink:type="simple" xlink:show="embed" xlink:actuate="onLoad" draw:mime-type="image/png">
            <text:p/>
          </draw:image>
        </draw:frame>
        <draw:frame draw:style-name="gr4" draw:text-style-name="P6" draw:layer="layout" svg:width="6.516cm" svg:height="13.689cm" svg:x="20.484cm" svg:y="0.628cm">
          <draw:image xlink:href="Pictures/10000001000001990000035B24526D55CF503B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7" draw:text-style-name="P4" draw:layer="layout" svg:width="25.5cm" svg:height="6.033cm" svg:x="1cm" svg:y="13.968cm">
          <draw:text-box>
            <text:list text:style-name="L2">
              <text:list-header>
                <text:p text:style-name="P7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6.415cm" svg:height="13.475cm" svg:x="13.5cm" svg:y="0.493cm">
          <draw:image xlink:href="Pictures/10000001000001990000035B72A25E4762DEC79D.png" xlink:type="simple" xlink:show="embed" xlink:actuate="onLoad" draw:mime-type="image/png">
            <text:p/>
          </draw:image>
        </draw:frame>
        <draw:frame draw:style-name="gr4" draw:text-style-name="P6" draw:layer="layout" svg:width="6.506cm" svg:height="13.668cm" svg:x="20.5cm" svg:y="0.332cm">
          <draw:image xlink:href="Pictures/10000001000001990000035B502D4D32DA3D273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8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6.634cm" svg:height="13.937cm" svg:x="12.866cm" svg:y="0.5cm">
          <draw:image xlink:href="Pictures/10000001000001990000035B3D914247354D75B1.png" xlink:type="simple" xlink:show="embed" xlink:actuate="onLoad" draw:mime-type="image/png">
            <text:p/>
          </draw:image>
        </draw:frame>
        <draw:frame draw:style-name="gr4" draw:text-style-name="P6" draw:layer="layout" svg:width="6.594cm" svg:height="13.853cm" svg:x="20cm" svg:y="0.5cm">
          <draw:image xlink:href="Pictures/10000001000001990000035BD79F1C920E7E63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9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6cm" svg:height="12.604cm" svg:x="5cm" svg:y="1.896cm">
          <draw:image xlink:href="Pictures/10000001000001990000035BA16A42617DA7050F.png" xlink:type="simple" xlink:show="embed" xlink:actuate="onLoad" draw:mime-type="image/png">
            <text:p/>
          </draw:image>
        </draw:frame>
        <draw:frame draw:style-name="gr4" draw:text-style-name="P6" draw:layer="layout" svg:width="13.743cm" svg:height="6.592cm" svg:x="12.757cm" svg:y="7.376cm">
          <draw:image xlink:href="Pictures/1000000100000376000001A9B58440D04E7B32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10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5.812cm" svg:height="12.21cm" svg:x="14.5cm" svg:y="1.29cm">
          <draw:image xlink:href="Pictures/10000001000001990000035BF0D76DA0DC26CF18.png" xlink:type="simple" xlink:show="embed" xlink:actuate="onLoad" draw:mime-type="image/png">
            <text:p/>
          </draw:image>
        </draw:frame>
        <draw:frame draw:style-name="gr4" draw:text-style-name="P6" draw:layer="layout" svg:width="5.831cm" svg:height="12.249cm" svg:x="20.669cm" svg:y="1.251cm">
          <draw:image xlink:href="Pictures/10000001000001990000035BFC7D18C5BB109C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11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5.342cm" svg:height="11.221cm" svg:x="18.673cm" svg:y="1.779cm">
          <draw:image xlink:href="Pictures/10000001000001990000035B86A8E5278EA8A6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12" draw:text-style-name="P4" draw:layer="layout" svg:width="25.5cm" svg:height="6.033cm" svg:x="1cm" svg:y="13.967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6cm" svg:height="12.605cm" svg:x="14cm" svg:y="0.628cm">
          <draw:image xlink:href="Pictures/10000001000001990000035B15D3A985ED35F3C7.png" xlink:type="simple" xlink:show="embed" xlink:actuate="onLoad" draw:mime-type="image/png">
            <text:p/>
          </draw:image>
        </draw:frame>
        <draw:frame draw:style-name="gr4" draw:text-style-name="P6" draw:layer="layout" svg:width="5.983cm" svg:height="12.568cm" svg:x="20.616cm" svg:y="0.628cm">
          <draw:image xlink:href="Pictures/10000001000001990000035B26DF938086B9A8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13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5.474cm" svg:height="11.5cm" svg:x="20cm" svg:y="1.5cm">
          <draw:image xlink:href="Pictures/10000001000001990000035BA08C80D64CFDF4E5.png" xlink:type="simple" xlink:show="embed" xlink:actuate="onLoad" draw:mime-type="image/png">
            <text:p/>
          </draw:image>
        </draw:frame>
        <draw:frame draw:style-name="gr4" draw:text-style-name="P6" draw:layer="layout" svg:width="5.5cm" svg:height="11.554cm" svg:x="14cm" svg:y="1.5cm">
          <draw:image xlink:href="Pictures/10000001000001990000035BF7EE68915CF6C1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14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15.102cm" svg:height="7.244cm" svg:x="11.398cm" svg:y="5.756cm">
          <draw:image xlink:href="Pictures/1000000100000376000001A9B1878D59EFB914CB.png" xlink:type="simple" xlink:show="embed" xlink:actuate="onLoad" draw:mime-type="image/png">
            <text:p/>
          </draw:image>
        </draw:frame>
        <draw:frame draw:style-name="gr4" draw:text-style-name="P6" draw:layer="layout" svg:width="5.702cm" svg:height="12.104cm" svg:x="3cm" svg:y="1cm">
          <draw:image xlink:href="Pictures/10000001000001D1000003DB6D861DC865F85C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draw:frame draw:style-name="gr15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draw:frame draw:style-name="gr4" draw:text-style-name="P6" draw:layer="layout" svg:width="14.554cm" svg:height="6.922cm" svg:x="10.946cm" svg:y="7.046cm">
          <draw:image xlink:href="Pictures/1000000100000415000001F1A76D370A6EA97D75.png" xlink:type="simple" xlink:show="embed" xlink:actuate="onLoad" draw:mime-type="image/png">
            <text:p/>
          </draw:image>
        </draw:frame>
        <draw:frame draw:style-name="gr4" draw:text-style-name="P6" draw:layer="layout" svg:width="5.988cm" svg:height="12.688cm" svg:x="3.068cm" svg:y="1.28cm">
          <draw:image xlink:href="Pictures/10000001000001D0000003D74A33CCACA353361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onclusión</text:p>
              </text:list-item>
            </text:list>
          </draw:text-box>
        </draw:frame>
        <draw:frame draw:style-name="gr16" draw:text-style-name="P4" draw:layer="layout" svg:width="25.5cm" svg:height="6.033cm" svg:x="1cm" svg:y="13.968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Marble" xlink:href="Pictures/100000000000005E0000005E97C73913EA80AB1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6T22:15:59.302892927</meta:creation-date>
    <dc:date>2023-05-10T02:09:08.428541597</dc:date>
    <meta:editing-duration>PT6M22S</meta:editing-duration>
    <meta:editing-cycles>3</meta:editing-cycles>
    <meta:generator>LibreOffice/7.3.7.2$Linux_X86_64 LibreOffice_project/30$Build-2</meta:generator>
    <meta:document-statistic meta:object-count="106"/>
  </office:meta>
</office:document-meta>
</file>